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3.00pt" fo:font-weight="bold" fo:font-family="'Times New Roman'" style:font-family-asian="'Times New Roman'" style:font-family-complex="'Times New Roman'" fo:background-color="#ffffff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#ffffff" style:use-window-font-color="true"/>
    </style:style>
    <style:style style:name="T22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4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5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11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7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1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16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63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9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20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01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2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0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6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2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2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22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2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2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8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2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6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23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38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2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2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2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4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4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0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25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52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25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5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4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2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7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4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6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4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6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0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3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2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6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8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2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4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3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8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0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4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4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5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5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6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3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3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92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3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4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6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41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18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2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42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5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42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2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3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8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4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4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0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4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5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5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0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46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62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69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3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4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7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1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4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5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04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5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8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5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5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5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0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52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3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3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3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4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4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4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7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5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6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7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7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8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8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5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2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6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2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61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1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15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6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7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61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3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2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6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4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6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6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6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5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6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3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6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7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66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69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6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7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7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7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7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8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8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90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6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2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69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1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1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1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2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2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2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3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3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3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3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4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43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7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4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47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7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5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5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5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58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7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6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6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6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6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7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7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7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7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8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7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8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86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7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1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5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81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17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8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9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82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8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8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6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83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38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8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0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8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8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8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9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86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61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8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8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9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87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72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8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4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87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1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8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7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7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9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9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1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8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9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9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9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0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9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93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9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9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7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9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9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9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1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9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3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94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4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4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4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5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5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5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5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5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5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5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5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6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6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6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6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6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6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6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70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97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72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9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7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7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7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7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9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9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92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9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9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9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9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9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0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0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0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0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06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10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0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1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1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0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14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101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1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18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101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2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2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2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2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2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2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29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0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3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3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3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3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3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4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4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0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4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4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4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50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0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5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5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55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105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5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5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6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6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63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0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6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6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68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0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7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7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73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0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7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76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0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78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1079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1080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08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082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08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084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10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8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87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08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8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090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09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9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093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09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9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09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97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09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09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00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0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0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03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0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0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0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08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0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1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11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1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1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14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1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1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17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1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1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2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21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2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2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24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2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2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27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2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2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30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3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3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3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35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3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3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38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3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4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41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4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4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46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1147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1148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1149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5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51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5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53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11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5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56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5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5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59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6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6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6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63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6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6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66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6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6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69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7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7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72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7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7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75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7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7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7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80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8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8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83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8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8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86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8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8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89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9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9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92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9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9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95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9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19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98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19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0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01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0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0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06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1207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1208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0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10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1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12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12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1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15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1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1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18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1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2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2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22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2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2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25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2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2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2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30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3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3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33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3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3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36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3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3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39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4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4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4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44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4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4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47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4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4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50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5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5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53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5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5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56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5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5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59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6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6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62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6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6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65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6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6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68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6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7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71" style:family="text">
      <style:text-properties fo:font-size="10.00pt" fo:font-weight="normal" fo:font-family="Consolas" style:font-family-asian="Consolas" style:font-family-complex="Consolas" fo:background-color="#ffffff" fo:color="#174ad4"/>
    </style:style>
    <style:style style:name="T127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12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7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7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79" style:family="text">
      <style:text-properties fo:font-size="13.00pt" fo:font-weight="normal" fo:font-family="'Times New Roman'" style:font-family-asian="'Times New Roman'" style:font-family-complex="'Times New Roman'" fo:background-color="#ffffff" style:use-window-font-color="true"/>
    </style:style>
    <style:style style:name="T1280" style:family="text">
      <style:text-properties fo:font-size="14.00pt" fo:font-weight="normal" fo:font-family="'Times New Roman'" style:font-family-asian="'Times New Roman'" style:font-family-complex="'Times New Roman'" fo:background-color="#ffffff" style:use-window-font-color="true"/>
    </style:style>
    <style:style style:name="T1281" style:family="text">
      <style:text-properties fo:font-size="13.00pt" fo:font-weight="normal" fo:font-family="'Times New Roman'" style:font-family-asian="'Times New Roman'" style:font-family-complex="'Times New Roman'" fo:background-color="#ffffff" style:use-window-font-color="true"/>
    </style:style>
    <style:style style:name="T1282" style:family="text">
      <style:text-properties fo:font-size="14.00pt" fo:font-weight="normal" fo:font-family="'Times New Roman'" style:font-family-asian="'Times New Roman'" style:font-family-complex="'Times New Roman'" fo:background-color="#ffffff" style:use-window-font-color="true"/>
    </style:style>
    <style:style style:name="T1283" style:family="text">
      <style:text-properties fo:font-size="14.00pt" fo:font-weight="normal" fo:font-family="'Times New Roman'" style:font-family-asian="'Times New Roman'" style:font-family-complex="'Times New Roman'" fo:background-color="#ffffff" style:use-window-font-color="true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50.00%" fo:text-align="center" fo:margin-bottom="6.00pt"/>
    </style:style>
    <style:style style:name="P3" style:family="paragraph">
      <style:paragraph-properties fo:line-height="150.00%" fo:text-align="left" fo:margin-bottom="6.00pt"/>
    </style:style>
    <style:style style:name="P4" style:family="paragraph">
      <style:paragraph-properties fo:line-height="150.00%" fo:text-align="right" fo:margin-bottom="10.00pt"/>
    </style:style>
    <style:style style:name="P5" style:family="paragraph">
      <style:paragraph-properties fo:line-height="150.00%" fo:text-align="center" fo:margin-bottom="6.00pt"/>
    </style:style>
    <style:style style:name="P6" style:family="paragraph">
      <style:paragraph-properties fo:line-height="150.00%" fo:text-align="justify" fo:margin-bottom="12.00pt"/>
    </style:style>
    <style:style style:name="P7" style:family="paragraph">
      <style:paragraph-properties fo:line-height="100.00%" fo:text-align="justify" fo:margin-bottom="12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justify" fo:margin-bottom="12.00pt"/>
    </style:style>
    <style:style style:name="P9" style:family="paragraph">
      <style:paragraph-properties fo:line-height="100.00%" fo:text-align="justify" fo:margin-bottom="12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50.00%" fo:text-align="left"/>
    </style:style>
    <style:style style:name="P11" style:family="paragraph">
      <style:paragraph-properties fo:line-height="150.00%" fo:text-align="left" fo:margin-left="18.00pt" fo:text-indent="0.00pt"/>
    </style:style>
    <style:style style:name="P12" style:family="paragraph">
      <style:paragraph-properties fo:line-height="150.00%" fo:text-align="center"/>
    </style:style>
    <style:style style:name="P13" style:family="paragraph">
      <style:paragraph-properties fo:line-height="150.00%" fo:text-align="left"/>
    </style:style>
    <style:style style:name="P1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5" style:family="paragraph">
      <style:paragraph-properties fo:line-height="150.00%" fo:text-align="left"/>
    </style:style>
    <style:style style:name="P1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7" style:family="paragraph">
      <style:paragraph-properties fo:line-height="150.00%" fo:text-align="left"/>
    </style:style>
    <style:style style:name="P18" style:family="paragraph">
      <style:paragraph-properties fo:line-height="100.00%" fo:text-align="justify" fo:margin-bottom="12.00pt"/>
    </style:style>
  </office:automatic-styles>
  <office:body>
    <office:text>
      <text:p text:style-name="P1"><text:span text:style-name="T1">МІНІСТЕРСТВО ОСВІТИ І НАУКИ УКРАЇНИ</text:span></text:p>
      <text:p text:style-name="P1"><text:span text:style-name="T1">НАЦІОНАЛЬНИЙ ПОЛІТЕХНІЧНИЙ УНІВЕРСИТЕТ</text:span></text:p>
      <text:p text:style-name="P1"><text:span text:style-name="T1">Інститут комп'ютерних систем</text:span></text:p>
      <text:p text:style-name="P2"><text:span text:style-name="T1">Кафедра інформаційних систем</text:span></text:p>
      <text:p text:style-name="P2"><text:span text:style-name="T2"/></text:p>
      <text:p text:style-name="P2"><text:span text:style-name="T2"/></text:p>
      <text:p text:style-name="P2"><text:span text:style-name="T3"/></text:p>
      <text:p text:style-name="P2"><text:span text:style-name="T4"/></text:p>
      <text:p text:style-name="P2"><text:span text:style-name="T4">Лабораторна робота<text:s/></text:span><text:span text:style-name="T5">№</text:span><text:span text:style-name="T6">5</text:span></text:p>
      <text:p text:style-name="P2"><text:span text:style-name="T6"><text:s/></text:span><text:span text:style-name="T7">За дисципліною:<text:s/></text:span><text:span text:style-name="T8">«</text:span><text:span text:style-name="T9">Програмування мобільних пристроїв</text:span><text:span text:style-name="T10">»</text:span></text:p>
      <text:p text:style-name="P2"><text:span text:style-name="T10"><text:s/></text:span><text:span text:style-name="T11">Тема:<text:s/></text:span><text:span text:style-name="T12">«</text:span><text:span text:style-name="T13">Діалоги в Android. Широкомовні повідомлення</text:span><text:span text:style-name="T14">»</text:span><text:span text:style-name="T15"/></text:p>
      <text:p text:style-name="P3"><text:span text:style-name="T15"><text:s/></text:span></text:p>
      <text:p text:style-name="P3"><text:span text:style-name="T15"/></text:p>
      <text:p text:style-name="P4"><text:span text:style-name="T16">Виконав:</text:span></text:p>
      <text:p text:style-name="P4"><text:span text:style-name="T16">Студент группы АІ-181</text:span></text:p>
      <text:p text:style-name="P4"><text:span text:style-name="T16">Аврамов В.Д.</text:span></text:p>
      <text:p text:style-name="P4"><text:span text:style-name="T16">Перевірив: </text:span></text:p>
      <text:p text:style-name="P4"><text:span text:style-name="T16">Смик С. Ю.</text:span></text:p>
      <text:p text:style-name="P5"><text:span text:style-name="T17">Одеса 2021</text:span><text:span text:style-name="T18"/></text:p>
      <text:p text:style-name="P6"><text:span text:style-name="T19">Тема: Діалоги в Android. Широкомовні повідомлення.</text:span></text:p>
      <text:p text:style-name="P7"><text:span text:style-name="T20">Ціль роботи: </text:span></text:p>
      <text:list text:style-name="L8">
        <text:list-item>
          <text:p text:style-name="P8"><text:span text:style-name="T21">вивчити призначення механізму діалогових вікон;</text:span></text:p>
        </text:list-item>
        <text:list-item>
          <text:p text:style-name="P8"><text:span text:style-name="T21">навчитися коректно створювати діалогові вікна і показувати їх на екрані;</text:span></text:p>
        </text:list-item>
        <text:list-item>
          <text:p text:style-name="P8"><text:span text:style-name="T21">зрозуміти механізм обміну даними між activity і діалоговим вікном;</text:span></text:p>
        </text:list-item>
        <text:list-item>
          <text:p text:style-name="P8"><text:span text:style-name="T21">розглянути призначення механізму широкомовних повідомлень;</text:span></text:p>
        </text:list-item>
        <text:list-item>
          <text:p text:style-name="P8"><text:span text:style-name="T21">навчитися створювати приймач широкомовних повідомлень;</text:span></text:p>
        </text:list-item>
        <text:list-item>
          <text:p text:style-name="P8"><text:span text:style-name="T21">вивчити питання створення власних широкомовних повідомлень.</text:span></text:p>
        </text:list-item>
      </text:list>
      <text:p text:style-name="P9"><text:span text:style-name="T22">Завдання:</text:span></text:p>
      <text:list text:style-name="L10">
        <text:list-item>
          <text:p text:style-name="P10"><text:span text:style-name="T23">Використовуючи RecyclerView, адаптер і діалоги, створіть наступний додаток: на екрані з'являється сітка з N елементів, кожен елемент має розміри 96х96 dp. Кожен елемент містить випадковий колір фону і випадкове значення від 1 до 99. При натисканні на елемент, з'являється діалогове вікно зі значенням, яке було всередині елемента.</text:span></text:p>
        </text:list-item>
        <text:list-item>
          <text:p text:style-name="P10"><text:span text:style-name="T23">У конспекті лекцій (лекція 5) було наведено приклад програми, яка отримує SMS-повідомлення. Модифікуйте додаток наступним чином - зробіть так, щоб приймач для отримання SMS-повідомлень був зареєстрований в маніфесті додатка (програма повинна залишитися робочої).</text:span></text:p>
        </text:list-item>
        <text:list-item>
          <text:p text:style-name="P10"><text:span text:style-name="T23">Розробіть програму, яку буде показувати діалогове вікно з інформаційним повідомленням при наступних подіях:</text:span></text:p>
        </text:list-item>
        <text:list-item>
          <text:p text:style-name="P11"><text:span text:style-name="T23">низький заряд батареї;</text:span></text:p>
        </text:list-item>
        <text:list-item>
          <text:p text:style-name="P11"><text:span text:style-name="T23">натискання кнопки камери;</text:span></text:p>
        </text:list-item>
        <text:list-item>
          <text:p text:style-name="P11"><text:span text:style-name="T23">вмикання і вимикання режиму<text:s/></text:span><text:span text:style-name="T24">«</text:span><text:span text:style-name="T25">в літаку</text:span><text:span text:style-name="T26">» (</text:span><text:span text:style-name="T27">в приймальнику дізнайтеся, чи був режим включений або виключений і відійти різний повідомлення в діалоговому вікні).<text:s/></text:span></text:p>
        </text:list-item>
        <text:list-item>
          <text:p text:style-name="P11"><text:span text:style-name="T27"/></text:p>
        </text:list-item>
      </text:list>
      <text:p text:style-name="P12"><text:span text:style-name="T28">Хід роботи:</text:span></text:p>
      <text:p text:style-name="P13"><text:span text:style-name="T28">Код програми:</text:span></text:p>
      <text:p text:style-name="P13"><text:span text:style-name="T28">Файл MainActivity.java </text:span></text:p>
      <text:p text:style-name="P14"><text:span text:style-name="T29">package<text:s/></text:span><text:span text:style-name="T30">com.example.dialogsandbroadcasts</text:span><text:span text:style-name="T31">;<text:line-break/><text:line-break/></text:span><text:span text:style-name="T32">import<text:s/></text:span><text:span text:style-name="T33">androidx.annotation.</text:span><text:span text:style-name="T34">NonNull</text:span><text:span text:style-name="T35">;<text:line-break/></text:span><text:span text:style-name="T36">import<text:s/></text:span><text:span text:style-name="T37">androidx.appcompat.app.AppCompatActivity</text:span><text:span text:style-name="T38">;<text:line-break/></text:span><text:span text:style-name="T39">import<text:s/></text:span><text:span text:style-name="T40">androidx.recyclerview.widget.GridLayoutManager</text:span><text:span text:style-name="T41">;<text:line-break/></text:span><text:span text:style-name="T42">import<text:s/></text:span><text:span text:style-name="T43">androidx.recyclerview.widget.RecyclerView</text:span><text:span text:style-name="T44">;<text:line-break/><text:line-break/></text:span><text:span text:style-name="T45">import<text:s/></text:span><text:span text:style-name="T46">android.Manifest</text:span><text:span text:style-name="T47">;<text:line-break/></text:span><text:span text:style-name="T48">import<text:s/></text:span><text:span text:style-name="T49">android.content.Intent</text:span><text:span text:style-name="T50">;<text:line-break/></text:span><text:span text:style-name="T51">import<text:s/></text:span><text:span text:style-name="T52">android.content.IntentFilter</text:span><text:span text:style-name="T53">;<text:line-break/></text:span><text:span text:style-name="T54">import<text:s/></text:span><text:span text:style-name="T55">android.content.pm.PackageManager</text:span><text:span text:style-name="T56">;<text:line-break/></text:span><text:span text:style-name="T57">import<text:s/></text:span><text:span text:style-name="T58">android.graphics.Color</text:span><text:span text:style-name="T59">;<text:line-break/></text:span><text:span text:style-name="T60">import<text:s/></text:span><text:span text:style-name="T61">android.os.Bundle</text:span><text:span text:style-name="T62">;<text:line-break/></text:span><text:span text:style-name="T63">import<text:s/></text:span><text:span text:style-name="T64">android.widget.Toast</text:span><text:span text:style-name="T65">;<text:line-break/><text:line-break/></text:span><text:span text:style-name="T66">import<text:s/></text:span><text:span text:style-name="T67">java.util.ArrayList</text:span><text:span text:style-name="T68">;<text:line-break/></text:span><text:span text:style-name="T69">import<text:s/></text:span><text:span text:style-name="T70">java.util.List</text:span><text:span text:style-name="T71">;<text:line-break/></text:span><text:span text:style-name="T72">import<text:s/></text:span><text:span text:style-name="T73">java.util.Random</text:span><text:span text:style-name="T74">;<text:line-break/><text:line-break/></text:span><text:span text:style-name="T75">public class<text:s/></text:span><text:span text:style-name="T76">MainActivity<text:s/></text:span><text:span text:style-name="T77">extends<text:s/></text:span><text:span text:style-name="T78">AppCompatActivity<text:s/></text:span><text:span text:style-name="T79">implements<text:s/></text:span><text:span text:style-name="T80">MyListener<text:s/></text:span><text:span text:style-name="T81">{<text:line-break/><text:s text:c="4"/></text:span><text:span text:style-name="T82">private<text:s/></text:span><text:span text:style-name="T83">MyReceiver<text:s/></text:span><text:span text:style-name="T84">receiver</text:span><text:span text:style-name="T85">;<text:line-break/><text:s text:c="4"/></text:span><text:span text:style-name="T86">private<text:s/></text:span><text:span text:style-name="T87">AirplaneModeReceiver<text:s/></text:span><text:span text:style-name="T88">airplaneModeReceiver</text:span><text:span text:style-name="T89">;<text:line-break/><text:s text:c="4"/></text:span><text:span text:style-name="T90">private<text:s/></text:span><text:span text:style-name="T91">CameraReceiver<text:s/></text:span><text:span text:style-name="T92">cameraReceiver</text:span><text:span text:style-name="T93">;<text:line-break/><text:s text:c="4"/></text:span><text:span text:style-name="T94">private<text:s/></text:span><text:span text:style-name="T95">LowBatteryReceiver<text:s/></text:span><text:span text:style-name="T96">lowBatteryReceiver</text:span><text:span text:style-name="T97">;<text:line-break/><text:s text:c="4"/></text:span><text:span text:style-name="T98">private<text:s/></text:span><text:span text:style-name="T99">RecyclerView<text:s/></text:span><text:span text:style-name="T100">recyclerView</text:span><text:span text:style-name="T101">;<text:line-break/><text:s text:c="4"/></text:span><text:span text:style-name="T102">private<text:s/></text:span><text:span text:style-name="T103">ElementAdapter<text:s/></text:span><text:span text:style-name="T104">adapter</text:span><text:span text:style-name="T105">;<text:line-break/><text:s text:c="4"/></text:span><text:span text:style-name="T106">private<text:s/></text:span><text:span text:style-name="T107">List</text:span><text:span text:style-name="T108">&lt;</text:span><text:span text:style-name="T109">Element</text:span><text:span text:style-name="T110">&gt;<text:s/></text:span><text:span text:style-name="T111">list<text:s/></text:span><text:span text:style-name="T112">=<text:s/></text:span><text:span text:style-name="T113">new<text:s/></text:span><text:span text:style-name="T114">ArrayList&lt;&gt;();<text:line-break/><text:line-break/><text:s text:c="4"/></text:span><text:span text:style-name="T115">@Override<text:line-break/><text:s text:c="4"/></text:span><text:span text:style-name="T116">protected void<text:s/></text:span><text:span text:style-name="T117">onStart</text:span><text:span text:style-name="T118">() {<text:line-break/><text:s text:c="8"/></text:span><text:span text:style-name="T119">super</text:span><text:span text:style-name="T120">.onStart();<text:line-break/><text:s text:c="8"/></text:span><text:span text:style-name="T121">receiver<text:s/></text:span><text:span text:style-name="T122">=<text:s/></text:span><text:span text:style-name="T123">new<text:s/></text:span><text:span text:style-name="T124">MyReceiver();<text:line-break/><text:s text:c="8"/></text:span><text:span text:style-name="T125">IntentFilter intentFilter<text:s/></text:span><text:span text:style-name="T126">=<text:s/></text:span><text:span text:style-name="T127">new<text:s/></text:span><text:span text:style-name="T128">IntentFilter();<text:line-break/><text:s text:c="8"/></text:span><text:span text:style-name="T129">intentFilter</text:span><text:span text:style-name="T130">.addAction(</text:span><text:span text:style-name="T131">"android.provider.Telephony.SMS_RECEIVED"</text:span><text:span text:style-name="T132">);<text:line-break/><text:s text:c="8"/></text:span><text:span text:style-name="T133">intentFilter</text:span><text:span text:style-name="T134">.addAction(</text:span><text:span text:style-name="T135">"android.intent.action.AIRPLANE_MODE"</text:span><text:span text:style-name="T136">);<text:line-break/><text:s text:c="8"/></text:span><text:span text:style-name="T137">intentFilter</text:span><text:span text:style-name="T138">.addAction(</text:span><text:span text:style-name="T139">"android.intent.action.BATTERY_LOW"</text:span><text:span text:style-name="T140">);<text:line-break/><text:s text:c="8"/></text:span><text:span text:style-name="T141">intentFilter</text:span><text:span text:style-name="T142">.addAction(</text:span><text:span text:style-name="T143">"android.intent.action.CAMERA_BUTTON"</text:span><text:span text:style-name="T144">);<text:line-break/><text:s text:c="8"/>registerReceiver(</text:span><text:span text:style-name="T145">receiver</text:span><text:span text:style-name="T146">,<text:s/></text:span><text:span text:style-name="T147">intentFilter</text:span><text:span text:style-name="T148">);<text:line-break/><text:s text:c="8"/>registerReceiver(</text:span><text:span text:style-name="T149">airplaneModeReceiver</text:span><text:span text:style-name="T150">,<text:s/></text:span><text:span text:style-name="T151">intentFilter</text:span><text:span text:style-name="T152">);<text:line-break/><text:s text:c="8"/>registerReceiver(</text:span><text:span text:style-name="T153">cameraReceiver</text:span><text:span text:style-name="T154">,<text:s/></text:span><text:span text:style-name="T155">intentFilter</text:span><text:span text:style-name="T156">);<text:line-break/><text:s text:c="8"/>registerReceiver(</text:span><text:span text:style-name="T157">lowBatteryReceiver</text:span><text:span text:style-name="T158">,<text:s/></text:span><text:span text:style-name="T159">intentFilter</text:span><text:span text:style-name="T160">);<text:line-break/><text:s text:c="4"/>}<text:line-break/><text:line-break/><text:s text:c="4"/></text:span><text:span text:style-name="T161">@Override<text:line-break/><text:s text:c="4"/></text:span><text:span text:style-name="T162">protected void<text:s/></text:span><text:span text:style-name="T163">onStop</text:span><text:span text:style-name="T164">() {<text:line-break/><text:s text:c="8"/></text:span><text:span text:style-name="T165">super</text:span><text:span text:style-name="T166">.onStop();<text:line-break/><text:s text:c="8"/></text:span><text:span text:style-name="T167">if<text:s/></text:span><text:span text:style-name="T168">(</text:span><text:span text:style-name="T169">receiver<text:s/></text:span><text:span text:style-name="T170">!=<text:s/></text:span><text:span text:style-name="T171">null</text:span><text:span text:style-name="T172">)<text:line-break/><text:s text:c="12"/>unregisterReceiver(</text:span><text:span text:style-name="T173">receiver</text:span><text:span text:style-name="T174">);<text:line-break/><text:s text:c="8"/></text:span><text:span text:style-name="T175">if<text:s/></text:span><text:span text:style-name="T176">(</text:span><text:span text:style-name="T177">airplaneModeReceiver<text:s/></text:span><text:span text:style-name="T178">!=<text:s/></text:span><text:span text:style-name="T179">null</text:span><text:span text:style-name="T180">)<text:line-break/><text:s text:c="12"/>unregisterReceiver(</text:span><text:span text:style-name="T181">airplaneModeReceiver</text:span><text:span text:style-name="T182">);<text:line-break/><text:s text:c="8"/></text:span><text:span text:style-name="T183">if<text:s/></text:span><text:span text:style-name="T184">(</text:span><text:span text:style-name="T185">cameraReceiver<text:s/></text:span><text:span text:style-name="T186">!=<text:s/></text:span><text:span text:style-name="T187">null</text:span><text:span text:style-name="T188">)<text:line-break/><text:s text:c="12"/>unregisterReceiver(</text:span><text:span text:style-name="T189">cameraReceiver</text:span><text:span text:style-name="T190">);<text:line-break/><text:s text:c="8"/></text:span><text:span text:style-name="T191">if<text:s/></text:span><text:span text:style-name="T192">(</text:span><text:span text:style-name="T193">lowBatteryReceiver<text:s/></text:span><text:span text:style-name="T194">!=<text:s/></text:span><text:span text:style-name="T195">null</text:span><text:span text:style-name="T196">)<text:line-break/><text:s text:c="12"/>unregisterReceiver(</text:span><text:span text:style-name="T197">lowBatteryReceiver</text:span><text:span text:style-name="T198">);<text:line-break/><text:s text:c="4"/>}<text:line-break/><text:line-break/><text:s text:c="4"/></text:span><text:span text:style-name="T199">@Override<text:line-break/><text:s text:c="4"/></text:span><text:span text:style-name="T200">public void<text:s/></text:span><text:span text:style-name="T201">onAirplaneChange</text:span><text:span text:style-name="T202">(</text:span><text:span text:style-name="T203">boolean<text:s/></text:span><text:span text:style-name="T204">isOn) {<text:line-break/><text:s text:c="8"/></text:span><text:span text:style-name="T205">String<text:s/></text:span><text:span text:style-name="T206">message =<text:s/></text:span><text:span text:style-name="T207">"</text:span><text:span text:style-name="T208">Режим полёта "</text:span><text:span text:style-name="T209">;<text:line-break/><text:s text:c="8"/>message += isOn ?<text:s/></text:span><text:span text:style-name="T210">"включён!"<text:s/></text:span><text:span text:style-name="T211">:<text:s/></text:span><text:span text:style-name="T212">"отключён!"</text:span><text:span text:style-name="T213">;<text:line-break/><text:s text:c="8"/></text:span><text:span text:style-name="T214">MyDialog</text:span><text:span text:style-name="T215">.</text:span><text:span text:style-name="T216">newInstance</text:span><text:span text:style-name="T217">(</text:span><text:span text:style-name="T218">"Режим полёта"</text:span><text:span text:style-name="T219">, message).show(getSupportFragmentManager(),<text:s/></text:span><text:span text:style-name="T220">"flyMode"</text:span><text:span text:style-name="T221">);<text:line-break/><text:s text:c="4"/>}<text:line-break/><text:line-break/><text:s text:c="4"/></text:span><text:span text:style-name="T222">@Override<text:line-break/><text:s text:c="4"/></text:span><text:span text:style-name="T223">public void<text:s/></text:span><text:span text:style-name="T224">onLowBattery</text:span><text:span text:style-name="T225">() {<text:line-break/><text:s text:c="8"/></text:span><text:span text:style-name="T226">MyDialog</text:span><text:span text:style-name="T227">.</text:span><text:span text:style-name="T228">newInstance</text:span><text:span text:style-name="T229">(</text:span><text:span text:style-name="T230">"Батарея разряжена!"</text:span><text:span text:style-name="T231">,<text:s/></text:span><text:span text:style-name="T232">"Внимание! Низкий уровень заряда аккумулятора!"</text:span><text:span text:style-name="T233">).show(getSupportFragmentManager(),<text:s/></text:span><text:span text:style-name="T234">"lowPower"</text:span><text:span text:style-name="T235">);<text:line-break/><text:s text:c="4"/>}<text:line-break/><text:line-break/><text:s text:c="4"/></text:span><text:span text:style-name="T236">@Override<text:line-break/><text:s text:c="4"/></text:span><text:span text:style-name="T237">public void<text:s/></text:span><text:span text:style-name="T238">onCameraEvent</text:span><text:span text:style-name="T239">() {<text:line-break/><text:s text:c="8"/></text:span><text:span text:style-name="T240">MyDialog</text:span><text:span text:style-name="T241">.</text:span><text:span text:style-name="T242">newInstance</text:span><text:span text:style-name="T243">(</text:span><text:span text:style-name="T244">"Камера"</text:span><text:span text:style-name="T245">,<text:s/></text:span><text:span text:style-name="T246">"Камера активирована!"</text:span><text:span text:style-name="T247">).show(getSupportFragmentManager(),<text:s/></text:span><text:span text:style-name="T248">"camera"</text:span><text:span text:style-name="T249">);<text:line-break/><text:s text:c="4"/>}<text:line-break/><text:line-break/><text:s text:c="4"/></text:span><text:span text:style-name="T250">@Override<text:line-break/><text:s text:c="4"/></text:span><text:span text:style-name="T251">protected void<text:s/></text:span><text:span text:style-name="T252">onCreate</text:span><text:span text:style-name="T253">(</text:span><text:span text:style-name="T254">Bundle<text:s/></text:span><text:span text:style-name="T255">savedInstanceState) {<text:line-break/><text:s text:c="8"/></text:span><text:span text:style-name="T256">super</text:span><text:span text:style-name="T257">.onCreate(savedInstanceState);<text:line-break/><text:s text:c="8"/>setContentView(</text:span><text:span text:style-name="T258">R</text:span><text:span text:style-name="T259">.</text:span><text:span text:style-name="T260">layout</text:span><text:span text:style-name="T261">.</text:span><text:span text:style-name="T262">activity_main</text:span><text:span text:style-name="T263">);<text:line-break/><text:line-break/><text:s text:c="8"/>findViewById(</text:span><text:span text:style-name="T264">R</text:span><text:span text:style-name="T265">.</text:span><text:span text:style-name="T266">id</text:span><text:span text:style-name="T267">.</text:span><text:span text:style-name="T268">button</text:span><text:span text:style-name="T269">).setOnClickListener(view -&gt; {<text:line-break/><text:s text:c="12"/></text:span><text:span text:style-name="T270">MyDialog dialog<text:s/></text:span><text:span text:style-name="T271">=<text:s/></text:span><text:span text:style-name="T272">MyDialog</text:span><text:span text:style-name="T273">.</text:span><text:span text:style-name="T274">newInstance</text:span><text:span text:style-name="T275">(</text:span><text:span text:style-name="T276">"О программе"</text:span><text:span text:style-name="T277">,<text:s/></text:span><text:span text:style-name="T278">"Программка реагирует (выводит диалоговые окна или уведомления) при получении SMS сообщений, смены режима полёта, низком уровне заряда аккумулятора, нажатии кнопки камеры."</text:span><text:span text:style-name="T279">);<text:line-break/><text:s text:c="12"/></text:span><text:span text:style-name="T280">dialog</text:span><text:span text:style-name="T281">.show(getSupportFragmentManager(),<text:s/></text:span><text:span text:style-name="T282">"dlg"</text:span><text:span text:style-name="T283">);<text:line-break/><text:s text:c="8"/>});<text:line-break/><text:s text:c="8"/></text:span><text:span text:style-name="T284">airplaneModeReceiver<text:s/></text:span><text:span text:style-name="T285">=<text:s/></text:span><text:span text:style-name="T286">new<text:s/></text:span><text:span text:style-name="T287">AirplaneModeReceiver();<text:line-break/><text:s text:c="8"/></text:span><text:span text:style-name="T288">cameraReceiver<text:s/></text:span><text:span text:style-name="T289">=<text:s/></text:span><text:span text:style-name="T290">new<text:s/></text:span><text:span text:style-name="T291">CameraReceiver();<text:line-break/><text:s text:c="8"/></text:span><text:span text:style-name="T292">lowBatteryReceiver<text:s/></text:span><text:span text:style-name="T293">=<text:s/></text:span><text:span text:style-name="T294">new<text:s/></text:span><text:span text:style-name="T295">LowBatteryReceiver();<text:line-break/><text:line-break/><text:s text:c="8"/>requestPermissions();<text:line-break/><text:line-break/><text:s text:c="8"/></text:span><text:span text:style-name="T296">Random random<text:s/></text:span><text:span text:style-name="T297">=<text:s/></text:span><text:span text:style-name="T298">new<text:s/></text:span><text:span text:style-name="T299">Random();<text:line-break/><text:s text:c="8"/></text:span><text:span text:style-name="T300">for<text:s/></text:span><text:span text:style-name="T301">(</text:span><text:span text:style-name="T302">int<text:s/></text:span><text:span text:style-name="T303">j =<text:s/></text:span><text:span text:style-name="T304">0</text:span><text:span text:style-name="T305">; j &lt;<text:s/></text:span><text:span text:style-name="T306">24</text:span><text:span text:style-name="T307">; j++) {<text:line-break/><text:s text:c="12"/></text:span><text:span text:style-name="T308">list</text:span><text:span text:style-name="T309">.add(</text:span><text:span text:style-name="T310">new<text:s/></text:span><text:span text:style-name="T311">Element(</text:span><text:span text:style-name="T312">random</text:span><text:span text:style-name="T313">.nextInt(</text:span><text:span text:style-name="T314">200</text:span><text:span text:style-name="T315">)-</text:span><text:span text:style-name="T316">100</text:span><text:span text:style-name="T317">,<text:s/></text:span><text:span text:style-name="T318">Color</text:span><text:span text:style-name="T319">.</text:span><text:span text:style-name="T320">argb</text:span><text:span text:style-name="T321">(</text:span><text:span text:style-name="T322">200</text:span><text:span text:style-name="T323">,<text:s/></text:span><text:span text:style-name="T324">random</text:span><text:span text:style-name="T325">.nextInt(</text:span><text:span text:style-name="T326">200</text:span><text:span text:style-name="T327">)+</text:span><text:span text:style-name="T328">56</text:span><text:span text:style-name="T329">,<text:s/></text:span><text:span text:style-name="T330">random</text:span><text:span text:style-name="T331">.nextInt(</text:span><text:span text:style-name="T332">200</text:span><text:span text:style-name="T333">)+</text:span><text:span text:style-name="T334">56</text:span><text:span text:style-name="T335">,<text:s/></text:span><text:span text:style-name="T336">random</text:span><text:span text:style-name="T337">.nextInt(</text:span><text:span text:style-name="T338">200</text:span><text:span text:style-name="T339">)+</text:span><text:span text:style-name="T340">56</text:span><text:span text:style-name="T341">)));<text:line-break/><text:s text:c="8"/>}<text:line-break/><text:s text:c="8"/></text:span><text:span text:style-name="T342">recyclerView<text:s/></text:span><text:span text:style-name="T343">= findViewById(</text:span><text:span text:style-name="T344">R</text:span><text:span text:style-name="T345">.</text:span><text:span text:style-name="T346">id</text:span><text:span text:style-name="T347">.</text:span><text:span text:style-name="T348">recycler</text:span><text:span text:style-name="T349">);<text:line-break/><text:s text:c="8"/></text:span><text:span text:style-name="T350">recyclerView</text:span><text:span text:style-name="T351">.setLayoutManager(</text:span><text:span text:style-name="T352">new<text:s/></text:span><text:span text:style-name="T353">GridLayoutManager(</text:span><text:span text:style-name="T354">this</text:span><text:span text:style-name="T355">,<text:s/></text:span><text:span text:style-name="T356">4</text:span><text:span text:style-name="T357">));<text:line-break/><text:s text:c="8"/></text:span><text:span text:style-name="T358">adapter<text:s/></text:span><text:span text:style-name="T359">=<text:s/></text:span><text:span text:style-name="T360">new<text:s/></text:span><text:span text:style-name="T361">ElementAdapter(getApplicationContext(),<text:s/></text:span><text:span text:style-name="T362">list</text:span><text:span text:style-name="T363">, element -&gt; {<text:line-break/><text:s text:c="12"/></text:span><text:span text:style-name="T364">int<text:s/></text:span><text:span text:style-name="T365">index<text:s/></text:span><text:span text:style-name="T366">=<text:s/></text:span><text:span text:style-name="T367">recyclerView</text:span><text:span text:style-name="T368">.getChildLayoutPosition(element);<text:line-break/><text:s text:c="12"/></text:span><text:span text:style-name="T369">MyDialog dialog<text:s/></text:span><text:span text:style-name="T370">=<text:s/></text:span><text:span text:style-name="T371">MyDialog</text:span><text:span text:style-name="T372">.</text:span><text:span text:style-name="T373">newInstance</text:span><text:span text:style-name="T374">(</text:span><text:span text:style-name="T375">"Выбор"</text:span><text:span text:style-name="T376">,</text:span><text:span text:style-name="T377">"Выбрано значение: "</text:span><text:span text:style-name="T378">+</text:span><text:span text:style-name="T379">list</text:span><text:span text:style-name="T380">.get(</text:span><text:span text:style-name="T381">index</text:span><text:span text:style-name="T382">).getNumber());<text:line-break/><text:s text:c="12"/></text:span><text:span text:style-name="T383">dialog</text:span><text:span text:style-name="T384">.show(getSupportFragmentManager(),<text:s/></text:span><text:span text:style-name="T385">"bubble"</text:span><text:span text:style-name="T386">);<text:line-break/><text:s text:c="8"/>});<text:line-break/><text:s text:c="8"/></text:span><text:span text:style-name="T387">recyclerView</text:span><text:span text:style-name="T388">.setAdapter(</text:span><text:span text:style-name="T389">adapter</text:span><text:span text:style-name="T390">);<text:line-break/><text:s text:c="4"/>}<text:line-break/><text:line-break/><text:s text:c="4"/></text:span><text:span text:style-name="T391">private void<text:s/></text:span><text:span text:style-name="T392">requestPermissions</text:span><text:span text:style-name="T393">() {<text:line-break/><text:s text:c="8"/></text:span><text:span text:style-name="T394">if<text:s/></text:span><text:span text:style-name="T395">(checkSelfPermission(</text:span><text:span text:style-name="T396">Manifest</text:span><text:span text:style-name="T397">.</text:span><text:span text:style-name="T398">permission</text:span><text:span text:style-name="T399">.</text:span><text:span text:style-name="T400">RECEIVE_SMS</text:span><text:span text:style-name="T401">) !=<text:s/></text:span><text:span text:style-name="T402">PackageManager</text:span><text:span text:style-name="T403">.</text:span><text:span text:style-name="T404">PERMISSION_GRANTED</text:span><text:span text:style-name="T405">) {<text:line-break/><text:s text:c="12"/>requestPermissions(</text:span><text:span text:style-name="T406">new<text:s/></text:span><text:span text:style-name="T407">String[]{</text:span><text:span text:style-name="T408">Manifest</text:span><text:span text:style-name="T409">.</text:span><text:span text:style-name="T410">permission</text:span><text:span text:style-name="T411">.</text:span><text:span text:style-name="T412">RECEIVE_SMS</text:span><text:span text:style-name="T413">},<text:s/></text:span><text:span text:style-name="T414">1</text:span><text:span text:style-name="T415">);<text:line-break/><text:s text:c="8"/>}<text:line-break/><text:s text:c="4"/>}<text:line-break/><text:line-break/><text:s text:c="4"/></text:span><text:span text:style-name="T416">@Override<text:line-break/><text:s text:c="4"/></text:span><text:span text:style-name="T417">public void<text:s/></text:span><text:span text:style-name="T418">onRequestPermissionsResult</text:span><text:span text:style-name="T419">(</text:span><text:span text:style-name="T420">int<text:s/></text:span><text:span text:style-name="T421">requestCode,<text:s/></text:span><text:span text:style-name="T422">@NonNull<text:s/></text:span><text:span text:style-name="T423">String</text:span><text:span text:style-name="T424">[] permissions,<text:s/></text:span><text:span text:style-name="T425">@NonNull<text:s/></text:span><text:span text:style-name="T426">int</text:span><text:span text:style-name="T427">[] grantResults) {<text:line-break/><text:s text:c="8"/></text:span><text:span text:style-name="T428">super</text:span><text:span text:style-name="T429">.onRequestPermissionsResult(requestCode, permissions, grantResults);<text:line-break/><text:line-break/><text:s text:c="8"/></text:span><text:span text:style-name="T430">if<text:s/></text:span><text:span text:style-name="T431">(requestCode ==<text:s/></text:span><text:span text:style-name="T432">1</text:span><text:span text:style-name="T433">) {<text:line-break/><text:s text:c="12"/></text:span><text:span text:style-name="T434">String<text:s/></text:span><text:span text:style-name="T435">msg =<text:s/></text:span><text:span text:style-name="T436">"Permission to receive SMS"</text:span><text:span text:style-name="T437">;<text:line-break/><text:s text:c="12"/>msg += (grantResults[</text:span><text:span text:style-name="T438">0</text:span><text:span text:style-name="T439">] ==<text:s/></text:span><text:span text:style-name="T440">PackageManager</text:span><text:span text:style-name="T441">.</text:span><text:span text:style-name="T442">PERMISSION_GRANTED</text:span><text:span text:style-name="T443">) ?<text:s/></text:span><text:span text:style-name="T444">" granted"<text:s/></text:span><text:span text:style-name="T445">:<text:s/></text:span><text:span text:style-name="T446">" not granted"</text:span><text:span text:style-name="T447">;<text:line-break/><text:s text:c="12"/></text:span><text:span text:style-name="T448">Toast</text:span><text:span text:style-name="T449">.</text:span><text:span text:style-name="T450">makeText</text:span><text:span text:style-name="T451">(</text:span><text:span text:style-name="T452">MainActivity</text:span><text:span text:style-name="T453">.</text:span><text:span text:style-name="T454">this</text:span><text:span text:style-name="T455">, msg,<text:s/></text:span><text:span text:style-name="T456">Toast</text:span><text:span text:style-name="T457">.</text:span><text:span text:style-name="T458">LENGTH_SHORT</text:span><text:span text:style-name="T459">).show();<text:line-break/><text:s text:c="8"/>}<text:line-break/><text:s text:c="4"/>}<text:line-break/><text:line-break/><text:s text:c="4"/></text:span><text:span text:style-name="T460">@Override<text:line-break/><text:s text:c="4"/></text:span><text:span text:style-name="T461">public void<text:s/></text:span><text:span text:style-name="T462">onDialogResult</text:span><text:span text:style-name="T463">(</text:span><text:span text:style-name="T464">int<text:s/></text:span><text:span text:style-name="T465">result) {<text:line-break/><text:s text:c="8"/></text:span><text:span text:style-name="T466">switch<text:s/></text:span><text:span text:style-name="T467">(result) {<text:line-break/><text:s text:c="12"/></text:span><text:span text:style-name="T468">case<text:s/></text:span><text:span text:style-name="T469">1</text:span><text:span text:style-name="T470">:<text:line-break/><text:s text:c="16"/></text:span><text:span text:style-name="T471">Toast</text:span><text:span text:style-name="T472">.</text:span><text:span text:style-name="T473">makeText</text:span><text:span text:style-name="T474">(</text:span><text:span text:style-name="T475">this</text:span><text:span text:style-name="T476">,<text:s/></text:span><text:span text:style-name="T477">"Clicked OK!"</text:span><text:span text:style-name="T478">,<text:s/></text:span><text:span text:style-name="T479">Toast</text:span><text:span text:style-name="T480">.</text:span><text:span text:style-name="T481">LENGTH_SHORT</text:span><text:span text:style-name="T482">).show();<text:line-break/><text:s text:c="16"/></text:span><text:span text:style-name="T483">break</text:span><text:span text:style-name="T484">;<text:line-break/><text:s text:c="12"/></text:span><text:span text:style-name="T485">case<text:s/></text:span><text:span text:style-name="T486">-</text:span><text:span text:style-name="T487">1</text:span><text:span text:style-name="T488">:<text:line-break/><text:s text:c="16"/></text:span><text:span text:style-name="T489">Toast</text:span><text:span text:style-name="T490">.</text:span><text:span text:style-name="T491">makeText</text:span><text:span text:style-name="T492">(</text:span><text:span text:style-name="T493">this</text:span><text:span text:style-name="T494">,<text:s/></text:span><text:span text:style-name="T495">"Clicked NO!"</text:span><text:span text:style-name="T496">,<text:s/></text:span><text:span text:style-name="T497">Toast</text:span><text:span text:style-name="T498">.</text:span><text:span text:style-name="T499">LENGTH_SHORT</text:span><text:span text:style-name="T500">).show();<text:line-break/><text:s text:c="16"/></text:span><text:span text:style-name="T501">break</text:span><text:span text:style-name="T502">;<text:line-break/><text:s text:c="12"/></text:span><text:span text:style-name="T503">case<text:s/></text:span><text:span text:style-name="T504">0</text:span><text:span text:style-name="T505">:<text:line-break/><text:s text:c="16"/></text:span><text:span text:style-name="T506">Toast</text:span><text:span text:style-name="T507">.</text:span><text:span text:style-name="T508">makeText</text:span><text:span text:style-name="T509">(</text:span><text:span text:style-name="T510">this</text:span><text:span text:style-name="T511">,<text:s/></text:span><text:span text:style-name="T512">"Окно скрыто!"</text:span><text:span text:style-name="T513">,<text:s/></text:span><text:span text:style-name="T514">Toast</text:span><text:span text:style-name="T515">.</text:span><text:span text:style-name="T516">LENGTH_SHORT</text:span><text:span text:style-name="T517">).show();<text:line-break/><text:s text:c="16"/></text:span><text:span text:style-name="T518">break</text:span><text:span text:style-name="T519">;<text:line-break/><text:line-break/><text:s text:c="8"/>}<text:line-break/><text:s text:c="4"/>}<text:line-break/>}</text:span></text:p>
      <text:p text:style-name="P14"><text:span text:style-name="T520">Файл ElementAdapter.java</text:span></text:p>
      <text:p text:style-name="P14"><text:span text:style-name="T521">package<text:s/></text:span><text:span text:style-name="T522">com.example.dialogsandbroadcasts</text:span><text:span text:style-name="T523">;<text:line-break/><text:line-break/></text:span><text:span text:style-name="T524">import<text:s/></text:span><text:span text:style-name="T525">android.content.Context</text:span><text:span text:style-name="T526">;<text:line-break/></text:span><text:span text:style-name="T527">import<text:s/></text:span><text:span text:style-name="T528">android.content.res.ColorStateList</text:span><text:span text:style-name="T529">;<text:line-break/></text:span><text:span text:style-name="T530">import<text:s/></text:span><text:span text:style-name="T531">android.view.LayoutInflater</text:span><text:span text:style-name="T532">;<text:line-break/></text:span><text:span text:style-name="T533">import<text:s/></text:span><text:span text:style-name="T534">android.view.View</text:span><text:span text:style-name="T535">;<text:line-break/></text:span><text:span text:style-name="T536">import<text:s/></text:span><text:span text:style-name="T537">android.view.ViewGroup</text:span><text:span text:style-name="T538">;<text:line-break/></text:span><text:span text:style-name="T539">import<text:s/></text:span><text:span text:style-name="T540">android.widget.ImageView</text:span><text:span text:style-name="T541">;<text:line-break/></text:span><text:span text:style-name="T542">import<text:s/></text:span><text:span text:style-name="T543">android.widget.TextView</text:span><text:span text:style-name="T544">;<text:line-break/><text:line-break/></text:span><text:span text:style-name="T545">import<text:s/></text:span><text:span text:style-name="T546">androidx.annotation.</text:span><text:span text:style-name="T547">NonNull</text:span><text:span text:style-name="T548">;<text:line-break/></text:span><text:span text:style-name="T549">import<text:s/></text:span><text:span text:style-name="T550">androidx.recyclerview.widget.RecyclerView</text:span><text:span text:style-name="T551">;<text:line-break/><text:line-break/></text:span><text:span text:style-name="T552">import<text:s/></text:span><text:span text:style-name="T553">java.util.List</text:span><text:span text:style-name="T554">;<text:line-break/><text:line-break/></text:span><text:span text:style-name="T555">public class<text:s/></text:span><text:span text:style-name="T556">ElementAdapter<text:s/></text:span><text:span text:style-name="T557">extends<text:s/></text:span><text:span text:style-name="T558">RecyclerView</text:span><text:span text:style-name="T559">.</text:span><text:span text:style-name="T560">Adapter</text:span><text:span text:style-name="T561">&lt;</text:span><text:span text:style-name="T562">ElementAdapter</text:span><text:span text:style-name="T563">.</text:span><text:span text:style-name="T564">ElementWrapper</text:span><text:span text:style-name="T565">&gt; {<text:line-break/><text:line-break/><text:s text:c="4"/></text:span><text:span text:style-name="T566">private final<text:s/></text:span><text:span text:style-name="T567">LayoutInflater<text:s/></text:span><text:span text:style-name="T568">inflater</text:span><text:span text:style-name="T569">;<text:line-break/><text:s text:c="4"/></text:span><text:span text:style-name="T570">private<text:s/></text:span><text:span text:style-name="T571">List</text:span><text:span text:style-name="T572">&lt;</text:span><text:span text:style-name="T573">Element</text:span><text:span text:style-name="T574">&gt;<text:s/></text:span><text:span text:style-name="T575">list</text:span><text:span text:style-name="T576">;<text:line-break/><text:s text:c="4"/></text:span><text:span text:style-name="T577">private<text:s/></text:span><text:span text:style-name="T578">View</text:span><text:span text:style-name="T579">.</text:span><text:span text:style-name="T580">OnClickListener<text:s/></text:span><text:span text:style-name="T581">listener</text:span><text:span text:style-name="T582">;<text:line-break/><text:line-break/><text:line-break/><text:s text:c="4"/></text:span><text:span text:style-name="T583">public<text:s/></text:span><text:span text:style-name="T584">ElementAdapter</text:span><text:span text:style-name="T585">(</text:span><text:span text:style-name="T586">Context<text:s/></text:span><text:span text:style-name="T587">context,<text:s/></text:span><text:span text:style-name="T588">List</text:span><text:span text:style-name="T589">&lt;</text:span><text:span text:style-name="T590">Element</text:span><text:span text:style-name="T591">&gt; list,<text:s/></text:span><text:span text:style-name="T592">View</text:span><text:span text:style-name="T593">.</text:span><text:span text:style-name="T594">OnClickListener<text:s/></text:span><text:span text:style-name="T595">listener) {<text:line-break/><text:s text:c="8"/></text:span><text:span text:style-name="T596">this</text:span><text:span text:style-name="T597">.</text:span><text:span text:style-name="T598">inflater<text:s/></text:span><text:span text:style-name="T599">=<text:s/></text:span><text:span text:style-name="T600">LayoutInflater</text:span><text:span text:style-name="T601">.</text:span><text:span text:style-name="T602">from</text:span><text:span text:style-name="T603">(context);<text:line-break/><text:s text:c="8"/></text:span><text:span text:style-name="T604">this</text:span><text:span text:style-name="T605">.</text:span><text:span text:style-name="T606">list<text:s/></text:span><text:span text:style-name="T607">= list;<text:line-break/><text:s text:c="8"/></text:span><text:span text:style-name="T608">this</text:span><text:span text:style-name="T609">.</text:span><text:span text:style-name="T610">listener<text:s/></text:span><text:span text:style-name="T611">= listener;<text:line-break/><text:s text:c="4"/>}<text:line-break/><text:line-break/><text:s text:c="4"/></text:span><text:span text:style-name="T612">@NonNull<text:line-break/><text:s text:c="4"/>@Override<text:line-break/><text:s text:c="4"/></text:span><text:span text:style-name="T613">public<text:s/></text:span><text:span text:style-name="T614">ElementWrapper<text:s/></text:span><text:span text:style-name="T615">onCreateViewHolder</text:span><text:span text:style-name="T616">(</text:span><text:span text:style-name="T617">@NonNull<text:s/></text:span><text:span text:style-name="T618">ViewGroup<text:s/></text:span><text:span text:style-name="T619">viewGroup,<text:s/></text:span><text:span text:style-name="T620">int<text:s/></text:span><text:span text:style-name="T621">i) {<text:line-break/><text:s text:c="8"/></text:span><text:span text:style-name="T622">View v<text:s/></text:span><text:span text:style-name="T623">=<text:s/></text:span><text:span text:style-name="T624">inflater</text:span><text:span text:style-name="T625">.inflate(</text:span><text:span text:style-name="T626">R</text:span><text:span text:style-name="T627">.</text:span><text:span text:style-name="T628">layout</text:span><text:span text:style-name="T629">.</text:span><text:span text:style-name="T630">element</text:span><text:span text:style-name="T631">, viewGroup,<text:s/></text:span><text:span text:style-name="T632">false</text:span><text:span text:style-name="T633">);<text:line-break/><text:s text:c="8"/></text:span><text:span text:style-name="T634">v</text:span><text:span text:style-name="T635">.setOnClickListener(</text:span><text:span text:style-name="T636">listener</text:span><text:span text:style-name="T637">);<text:line-break/><text:s text:c="8"/></text:span><text:span text:style-name="T638">return new<text:s/></text:span><text:span text:style-name="T639">ElementWrapper(</text:span><text:span text:style-name="T640">v</text:span><text:span text:style-name="T641">);<text:line-break/><text:s text:c="4"/>}<text:line-break/><text:line-break/><text:s text:c="4"/></text:span><text:span text:style-name="T642">@Override<text:line-break/><text:s text:c="4"/></text:span><text:span text:style-name="T643">public void<text:s/></text:span><text:span text:style-name="T644">onBindViewHolder</text:span><text:span text:style-name="T645">(</text:span><text:span text:style-name="T646">@NonNull<text:s/></text:span><text:span text:style-name="T647">ElementWrapper<text:s/></text:span><text:span text:style-name="T648">holder,<text:s/></text:span><text:span text:style-name="T649">int<text:s/></text:span><text:span text:style-name="T650">i) {<text:line-break/><text:s text:c="8"/>holder.</text:span><text:span text:style-name="T651">image</text:span><text:span text:style-name="T652">.setImageTintList(</text:span><text:span text:style-name="T653">ColorStateList</text:span><text:span text:style-name="T654">.</text:span><text:span text:style-name="T655">valueOf</text:span><text:span text:style-name="T656">(</text:span><text:span text:style-name="T657">list</text:span><text:span text:style-name="T658">.get(i).getColor()));<text:line-break/><text:s text:c="8"/>holder.</text:span><text:span text:style-name="T659">text</text:span><text:span text:style-name="T660">.setText(</text:span><text:span text:style-name="T661">Integer</text:span><text:span text:style-name="T662">.</text:span><text:span text:style-name="T663">toString</text:span><text:span text:style-name="T664">(</text:span><text:span text:style-name="T665">list</text:span><text:span text:style-name="T666">.get(i).getNumber()));<text:line-break/><text:s text:c="4"/>}<text:line-break/><text:line-break/><text:s text:c="4"/></text:span><text:span text:style-name="T667">@Override<text:line-break/><text:s text:c="4"/></text:span><text:span text:style-name="T668">public int<text:s/></text:span><text:span text:style-name="T669">getItemCount</text:span><text:span text:style-name="T670">() {<text:line-break/><text:s text:c="8"/></text:span><text:span text:style-name="T671">return<text:s/></text:span><text:span text:style-name="T672">list</text:span><text:span text:style-name="T673">.size();<text:line-break/><text:s text:c="4"/>}<text:line-break/><text:line-break/><text:s text:c="4"/></text:span><text:span text:style-name="T674">public static class<text:s/></text:span><text:span text:style-name="T675">ElementWrapper<text:s/></text:span><text:span text:style-name="T676">extends<text:s/></text:span><text:span text:style-name="T677">RecyclerView</text:span><text:span text:style-name="T678">.</text:span><text:span text:style-name="T679">ViewHolder<text:s/></text:span><text:span text:style-name="T680">{<text:line-break/><text:s text:c="8"/></text:span><text:span text:style-name="T681">public<text:s/></text:span><text:span text:style-name="T682">ImageView<text:s/></text:span><text:span text:style-name="T683">image</text:span><text:span text:style-name="T684">;<text:line-break/><text:s text:c="8"/></text:span><text:span text:style-name="T685">public<text:s/></text:span><text:span text:style-name="T686">TextView<text:s/></text:span><text:span text:style-name="T687">text</text:span><text:span text:style-name="T688">;<text:line-break/><text:line-break/><text:s text:c="8"/></text:span><text:span text:style-name="T689">public<text:s/></text:span><text:span text:style-name="T690">ElementWrapper</text:span><text:span text:style-name="T691">(</text:span><text:span text:style-name="T692">@NonNull<text:s/></text:span><text:span text:style-name="T693">View<text:s/></text:span><text:span text:style-name="T694">itemView) {<text:line-break/><text:s text:c="12"/></text:span><text:span text:style-name="T695">super</text:span><text:span text:style-name="T696">(itemView);<text:line-break/><text:s text:c="12"/></text:span><text:span text:style-name="T697">image<text:s/></text:span><text:span text:style-name="T698">= itemView.findViewById(</text:span><text:span text:style-name="T699">R</text:span><text:span text:style-name="T700">.</text:span><text:span text:style-name="T701">id</text:span><text:span text:style-name="T702">.</text:span><text:span text:style-name="T703">background</text:span><text:span text:style-name="T704">);<text:line-break/><text:s text:c="12"/></text:span><text:span text:style-name="T705">text<text:s/></text:span><text:span text:style-name="T706">= itemView.findViewById(</text:span><text:span text:style-name="T707">R</text:span><text:span text:style-name="T708">.</text:span><text:span text:style-name="T709">id</text:span><text:span text:style-name="T710">.</text:span><text:span text:style-name="T711">number_value</text:span><text:span text:style-name="T712">);<text:line-break/><text:s text:c="8"/>}<text:line-break/><text:s text:c="4"/>}<text:line-break/>}</text:span></text:p>
      <text:p text:style-name="P14"><text:span text:style-name="T712"/></text:p>
      <text:p text:style-name="P15"><text:span text:style-name="T713">Файл MyDialog.java</text:span></text:p>
      <text:p text:style-name="P16"><text:span text:style-name="T714">package<text:s/></text:span><text:span text:style-name="T715">com.example.dialogsandbroadcasts</text:span><text:span text:style-name="T716">;<text:line-break/><text:line-break/></text:span><text:span text:style-name="T717">import<text:s/></text:span><text:span text:style-name="T718">android.app.AlertDialog</text:span><text:span text:style-name="T719">;<text:line-break/></text:span><text:span text:style-name="T720">import<text:s/></text:span><text:span text:style-name="T721">android.app.Dialog</text:span><text:span text:style-name="T722">;<text:line-break/></text:span><text:span text:style-name="T723">import<text:s/></text:span><text:span text:style-name="T724">android.content.Context</text:span><text:span text:style-name="T725">;<text:line-break/></text:span><text:span text:style-name="T726">import<text:s/></text:span><text:span text:style-name="T727">android.os.Bundle</text:span><text:span text:style-name="T728">;<text:line-break/></text:span><text:span text:style-name="T729">import<text:s/></text:span><text:span text:style-name="T730">android.view.LayoutInflater</text:span><text:span text:style-name="T731">;<text:line-break/></text:span><text:span text:style-name="T732">import<text:s/></text:span><text:span text:style-name="T733">android.view.View</text:span><text:span text:style-name="T734">;<text:line-break/></text:span><text:span text:style-name="T735">import<text:s/></text:span><text:span text:style-name="T736">android.widget.Button</text:span><text:span text:style-name="T737">;<text:line-break/></text:span><text:span text:style-name="T738">import<text:s/></text:span><text:span text:style-name="T739">android.widget.Toast</text:span><text:span text:style-name="T740">;<text:line-break/><text:line-break/></text:span><text:span text:style-name="T741">import<text:s/></text:span><text:span text:style-name="T742">androidx.annotation.</text:span><text:span text:style-name="T743">NonNull</text:span><text:span text:style-name="T744">;<text:line-break/></text:span><text:span text:style-name="T745">import<text:s/></text:span><text:span text:style-name="T746">androidx.annotation.</text:span><text:span text:style-name="T747">Nullable</text:span><text:span text:style-name="T748">;<text:line-break/></text:span><text:span text:style-name="T749">import<text:s/></text:span><text:span text:style-name="T750">androidx.fragment.app.DialogFragment</text:span><text:span text:style-name="T751">;<text:line-break/><text:line-break/></text:span><text:span text:style-name="T752">public class<text:s/></text:span><text:span text:style-name="T753">MyDialog<text:s/></text:span><text:span text:style-name="T754">extends<text:s/></text:span><text:span text:style-name="T755">DialogFragment<text:s/></text:span><text:span text:style-name="T756">{<text:line-break/><text:s text:c="4"/></text:span><text:span text:style-name="T757">public<text:s/></text:span><text:span text:style-name="T758">MyDialog</text:span><text:span text:style-name="T759">() {<text:line-break/><text:s text:c="4"/>}<text:line-break/><text:line-break/><text:s text:c="4"/></text:span><text:span text:style-name="T760">private<text:s/></text:span><text:span text:style-name="T761">MyListener<text:s/></text:span><text:span text:style-name="T762">mListener</text:span><text:span text:style-name="T763">;<text:line-break/><text:line-break/><text:s text:c="4"/></text:span><text:span text:style-name="T764">private<text:s/></text:span><text:span text:style-name="T765">String<text:s/></text:span><text:span text:style-name="T766">mTitle</text:span><text:span text:style-name="T767">;<text:line-break/><text:s text:c="4"/></text:span><text:span text:style-name="T768">private<text:s/></text:span><text:span text:style-name="T769">String<text:s/></text:span><text:span text:style-name="T770">mMessage</text:span><text:span text:style-name="T771">;<text:line-break/><text:line-break/><text:s text:c="4"/></text:span><text:span text:style-name="T772">private static final<text:s/></text:span><text:span text:style-name="T773">String<text:s/></text:span><text:span text:style-name="T774">ARG_TITLE<text:s/></text:span><text:span text:style-name="T775">=<text:s/></text:span><text:span text:style-name="T776">"title"</text:span><text:span text:style-name="T777">;<text:line-break/><text:s text:c="4"/></text:span><text:span text:style-name="T778">private static final<text:s/></text:span><text:span text:style-name="T779">String<text:s/></text:span><text:span text:style-name="T780">ARG_MESSAGE<text:s/></text:span><text:span text:style-name="T781">=<text:s/></text:span><text:span text:style-name="T782">"message"</text:span><text:span text:style-name="T783">;<text:line-break/><text:line-break/><text:s text:c="4"/></text:span><text:span text:style-name="T784">public static<text:s/></text:span><text:span text:style-name="T785">MyDialog<text:s/></text:span><text:span text:style-name="T786">newInstance</text:span><text:span text:style-name="T787">(</text:span><text:span text:style-name="T788">String<text:s/></text:span><text:span text:style-name="T789">title,<text:s/></text:span><text:span text:style-name="T790">String<text:s/></text:span><text:span text:style-name="T791">message) {<text:line-break/><text:line-break/><text:s text:c="8"/></text:span><text:span text:style-name="T792">Bundle args<text:s/></text:span><text:span text:style-name="T793">=<text:s/></text:span><text:span text:style-name="T794">new<text:s/></text:span><text:span text:style-name="T795">Bundle();<text:line-break/><text:s text:c="8"/></text:span><text:span text:style-name="T796">args</text:span><text:span text:style-name="T797">.putString(</text:span><text:span text:style-name="T798">ARG_TITLE</text:span><text:span text:style-name="T799">, title);<text:line-break/><text:s text:c="8"/></text:span><text:span text:style-name="T800">args</text:span><text:span text:style-name="T801">.putString(</text:span><text:span text:style-name="T802">ARG_MESSAGE</text:span><text:span text:style-name="T803">, message);<text:line-break/><text:line-break/><text:s text:c="8"/></text:span><text:span text:style-name="T804">MyDialog fragment<text:s/></text:span><text:span text:style-name="T805">=<text:s/></text:span><text:span text:style-name="T806">new<text:s/></text:span><text:span text:style-name="T807">MyDialog();<text:line-break/><text:s text:c="8"/></text:span><text:span text:style-name="T808">fragment</text:span><text:span text:style-name="T809">.setArguments(</text:span><text:span text:style-name="T810">args</text:span><text:span text:style-name="T811">);<text:line-break/><text:s text:c="8"/></text:span><text:span text:style-name="T812">return<text:s/></text:span><text:span text:style-name="T813">fragment</text:span><text:span text:style-name="T814">;<text:line-break/><text:s text:c="4"/>}<text:line-break/><text:line-break/><text:s text:c="4"/></text:span><text:span text:style-name="T815">@Override<text:line-break/><text:s text:c="4"/></text:span><text:span text:style-name="T816">public void<text:s/></text:span><text:span text:style-name="T817">onCreate</text:span><text:span text:style-name="T818">(</text:span><text:span text:style-name="T819">@Nullable<text:s/></text:span><text:span text:style-name="T820">Bundle<text:s/></text:span><text:span text:style-name="T821">savedInstanceState) {<text:line-break/><text:s text:c="8"/></text:span><text:span text:style-name="T822">super</text:span><text:span text:style-name="T823">.onCreate(savedInstanceState);<text:line-break/><text:line-break/><text:s text:c="8"/></text:span><text:span text:style-name="T824">if<text:s/></text:span><text:span text:style-name="T825">(getArguments() !=<text:s/></text:span><text:span text:style-name="T826">null</text:span><text:span text:style-name="T827">) {<text:line-break/><text:s text:c="12"/></text:span><text:span text:style-name="T828">mTitle<text:s/></text:span><text:span text:style-name="T829">= getArguments().getString(</text:span><text:span text:style-name="T830">ARG_TITLE</text:span><text:span text:style-name="T831">);<text:line-break/><text:s text:c="12"/></text:span><text:span text:style-name="T832">mMessage<text:s/></text:span><text:span text:style-name="T833">= getArguments().getString(</text:span><text:span text:style-name="T834">ARG_MESSAGE</text:span><text:span text:style-name="T835">);<text:line-break/><text:s text:c="8"/>}<text:line-break/><text:s text:c="4"/>}<text:line-break/><text:line-break/><text:s text:c="4"/></text:span><text:span text:style-name="T836">@Override<text:line-break/><text:s text:c="4"/></text:span><text:span text:style-name="T837">public void<text:s/></text:span><text:span text:style-name="T838">onAttach</text:span><text:span text:style-name="T839">(</text:span><text:span text:style-name="T840">@NonNull<text:s/></text:span><text:span text:style-name="T841">Context<text:s/></text:span><text:span text:style-name="T842">context) {<text:line-break/><text:s text:c="8"/></text:span><text:span text:style-name="T843">super</text:span><text:span text:style-name="T844">.onAttach(context);<text:line-break/><text:line-break/><text:s text:c="8"/></text:span><text:span text:style-name="T845">try<text:s/></text:span><text:span text:style-name="T846">{<text:line-break/><text:s text:c="12"/></text:span><text:span text:style-name="T847">mListener<text:s/></text:span><text:span text:style-name="T848">= (</text:span><text:span text:style-name="T849">MyListener</text:span><text:span text:style-name="T850">) context;<text:line-break/><text:s text:c="8"/>}<text:s/></text:span><text:span text:style-name="T851">catch<text:s/></text:span><text:span text:style-name="T852">(</text:span><text:span text:style-name="T853">ClassCastException<text:s/></text:span><text:span text:style-name="T854">ex){<text:line-break/><text:s text:c="12"/></text:span><text:span text:style-name="T855">throw new<text:s/></text:span><text:span text:style-name="T856">ClassCastException(context.toString() +<text:s/></text:span><text:span text:style-name="T857">"must implement MyDialog.MyListener"</text:span><text:span text:style-name="T858">);<text:line-break/><text:s text:c="8"/>}<text:line-break/><text:s text:c="4"/>}<text:line-break/><text:line-break/><text:s text:c="4"/></text:span><text:span text:style-name="T859">@Override<text:line-break/><text:s text:c="4"/></text:span><text:span text:style-name="T860">public void<text:s/></text:span><text:span text:style-name="T861">onDetach</text:span><text:span text:style-name="T862">() {<text:line-break/><text:s text:c="8"/></text:span><text:span text:style-name="T863">super</text:span><text:span text:style-name="T864">.onDetach();<text:line-break/><text:s text:c="8"/></text:span><text:span text:style-name="T865">mListener</text:span><text:span text:style-name="T866">=</text:span><text:span text:style-name="T867">null</text:span><text:span text:style-name="T868">;<text:line-break/><text:s text:c="4"/>}<text:line-break/><text:line-break/><text:s text:c="4"/></text:span><text:span text:style-name="T869">@NonNull<text:line-break/><text:s text:c="4"/>@Override<text:line-break/><text:s text:c="4"/></text:span><text:span text:style-name="T870">public<text:s/></text:span><text:span text:style-name="T871">Dialog<text:s/></text:span><text:span text:style-name="T872">onCreateDialog</text:span><text:span text:style-name="T873">(</text:span><text:span text:style-name="T874">@Nullable<text:s/></text:span><text:span text:style-name="T875">Bundle<text:s/></text:span><text:span text:style-name="T876">savedInstanceState) {<text:line-break/><text:s text:c="8"/></text:span><text:span text:style-name="T877">View view<text:s/></text:span><text:span text:style-name="T878">=<text:s/></text:span><text:span text:style-name="T879">LayoutInflater</text:span><text:span text:style-name="T880">.</text:span><text:span text:style-name="T881">from</text:span><text:span text:style-name="T882">(getContext()).inflate(</text:span><text:span text:style-name="T883">R</text:span><text:span text:style-name="T884">.</text:span><text:span text:style-name="T885">layout</text:span><text:span text:style-name="T886">.</text:span><text:span text:style-name="T887">dialog_my</text:span><text:span text:style-name="T888">,</text:span><text:span text:style-name="T889">null</text:span><text:span text:style-name="T890">,</text:span><text:span text:style-name="T891">false</text:span><text:span text:style-name="T892">);<text:line-break/><text:s text:c="8"/></text:span><text:span text:style-name="T893">Button button<text:s/></text:span><text:span text:style-name="T894">=<text:s/></text:span><text:span text:style-name="T895">view</text:span><text:span text:style-name="T896">.findViewById(</text:span><text:span text:style-name="T897">R</text:span><text:span text:style-name="T898">.</text:span><text:span text:style-name="T899">id</text:span><text:span text:style-name="T900">.</text:span><text:span text:style-name="T901">button2</text:span><text:span text:style-name="T902">);<text:line-break/><text:s text:c="8"/></text:span><text:span text:style-name="T903">button</text:span><text:span text:style-name="T904">.setOnClickListener(view1-&gt;{<text:line-break/><text:s text:c="12"/></text:span><text:span text:style-name="T905">Toast</text:span><text:span text:style-name="T906">.</text:span><text:span text:style-name="T907">makeText</text:span><text:span text:style-name="T908">(getContext(),</text:span><text:span text:style-name="T909">"HELLO!"</text:span><text:span text:style-name="T910">,</text:span><text:span text:style-name="T911">Toast</text:span><text:span text:style-name="T912">.</text:span><text:span text:style-name="T913">LENGTH_SHORT</text:span><text:span text:style-name="T914">).show();<text:line-break/><text:s text:c="8"/>});<text:line-break/><text:s text:c="8"/></text:span><text:span text:style-name="T915">return new<text:s/></text:span><text:span text:style-name="T916">AlertDialog</text:span><text:span text:style-name="T917">.Builder(getContext())<text:line-break/><text:s text:c="16"/></text:span><text:span text:style-name="T918">/*.setView(view)<text:line-break/><text:s text:c="16"/>.create();*/<text:line-break/><text:s text:c="16"/></text:span><text:span text:style-name="T919">.setIcon(</text:span><text:span text:style-name="T920">android.R</text:span><text:span text:style-name="T921">.</text:span><text:span text:style-name="T922">drawable</text:span><text:span text:style-name="T923">.</text:span><text:span text:style-name="T924">stat_sys_warning</text:span><text:span text:style-name="T925">)<text:line-break/><text:s text:c="16"/>.setTitle(</text:span><text:span text:style-name="T926">mTitle</text:span><text:span text:style-name="T927">)<text:line-break/><text:s text:c="16"/>.setMessage(</text:span><text:span text:style-name="T928">mMessage</text:span><text:span text:style-name="T929">)<text:line-break/><text:s text:c="16"/></text:span><text:span text:style-name="T930">/*.setPositiveButton("OK", (dialogInterface, i) -&gt; {<text:line-break/><text:s text:c="20"/>mListener.onDialogResult(1);<text:line-break/><text:s text:c="16"/>})*/<text:line-break/><text:s text:c="16"/></text:span><text:span text:style-name="T931">.setNeutralButton(</text:span><text:span text:style-name="T932">"</text:span><text:span text:style-name="T933">Закрыть"</text:span><text:span text:style-name="T934">, (dialogInterface, i) -&gt; {<text:line-break/><text:s text:c="20"/></text:span><text:span text:style-name="T935">mListener</text:span><text:span text:style-name="T936">.onDialogResult(</text:span><text:span text:style-name="T937">0</text:span><text:span text:style-name="T938">);<text:line-break/><text:s text:c="16"/>})<text:line-break/><text:s text:c="16"/></text:span><text:span text:style-name="T939">/*.setNegativeButton("NO", (dialogInterface, i) -&gt; {<text:line-break/><text:s text:c="20"/>mListener.onDialogResult(-1);<text:line-break/><text:s text:c="16"/>})*/<text:line-break/><text:s text:c="16"/></text:span><text:span text:style-name="T940">.create();<text:line-break/><text:s text:c="4"/>}<text:line-break/>}</text:span></text:p>
      <text:p text:style-name="P16"><text:span text:style-name="T941"><text:s/></text:span><text:span text:style-name="T942"/></text:p>
      <text:p text:style-name="P16"><text:span text:style-name="T943">Файл MyReceiver.java</text:span></text:p>
      <text:p text:style-name="P16"><text:span text:style-name="T944">package<text:s/></text:span><text:span text:style-name="T945">com.example.dialogsandbroadcasts</text:span><text:span text:style-name="T946">;<text:line-break/><text:line-break/></text:span><text:span text:style-name="T947">import<text:s/></text:span><text:span text:style-name="T948">android.content.BroadcastReceiver</text:span><text:span text:style-name="T949">;<text:line-break/></text:span><text:span text:style-name="T950">import<text:s/></text:span><text:span text:style-name="T951">android.content.Context</text:span><text:span text:style-name="T952">;<text:line-break/></text:span><text:span text:style-name="T953">import<text:s/></text:span><text:span text:style-name="T954">android.content.Intent</text:span><text:span text:style-name="T955">;<text:line-break/></text:span><text:span text:style-name="T956">import<text:s/></text:span><text:span text:style-name="T957">android.provider.Telephony</text:span><text:span text:style-name="T958">;<text:line-break/></text:span><text:span text:style-name="T959">import<text:s/></text:span><text:span text:style-name="T960">android.telephony.SmsMessage</text:span><text:span text:style-name="T961">;<text:line-break/></text:span><text:span text:style-name="T962">import<text:s/></text:span><text:span text:style-name="T963">android.widget.Toast</text:span><text:span text:style-name="T964">;<text:line-break/><text:line-break/></text:span><text:span text:style-name="T965">public class<text:s/></text:span><text:span text:style-name="T966">MyReceiver<text:s/></text:span><text:span text:style-name="T967">extends<text:s/></text:span><text:span text:style-name="T968">BroadcastReceiver<text:s/></text:span><text:span text:style-name="T969">{<text:line-break/><text:s text:c="4"/></text:span><text:span text:style-name="T970">@Override<text:line-break/><text:s text:c="4"/></text:span><text:span text:style-name="T971">public void<text:s/></text:span><text:span text:style-name="T972">onReceive</text:span><text:span text:style-name="T973">(</text:span><text:span text:style-name="T974">Context<text:s/></text:span><text:span text:style-name="T975">context,<text:s/></text:span><text:span text:style-name="T976">Intent<text:s/></text:span><text:span text:style-name="T977">intent) {<text:line-break/><text:s text:c="8"/></text:span><text:span text:style-name="T978">if<text:s/></text:span><text:span text:style-name="T979">(intent.getAction().equals(</text:span><text:span text:style-name="T980">"android.provider.Telephony.SMS_RECEIVED"</text:span><text:span text:style-name="T981">)) {<text:line-break/><text:s text:c="12"/></text:span><text:span text:style-name="T982">for<text:s/></text:span><text:span text:style-name="T983">(</text:span><text:span text:style-name="T984">SmsMessage smsMessage<text:s/></text:span><text:span text:style-name="T985">:<text:s/></text:span><text:span text:style-name="T986">Telephony</text:span><text:span text:style-name="T987">.</text:span><text:span text:style-name="T988">Sms</text:span><text:span text:style-name="T989">.</text:span><text:span text:style-name="T990">Intents</text:span><text:span text:style-name="T991">.</text:span><text:span text:style-name="T992">getMessagesFromIntent</text:span><text:span text:style-name="T993">(intent)) {<text:line-break/><text:s text:c="16"/></text:span><text:span text:style-name="T994">String msg<text:s/></text:span><text:span text:style-name="T995">=<text:s/></text:span><text:span text:style-name="T996">"From "<text:s/></text:span><text:span text:style-name="T997">+<text:s/></text:span><text:span text:style-name="T998">smsMessage</text:span><text:span text:style-name="T999">.getOriginatingAddress() +<text:s/></text:span><text:span text:style-name="T1000">" : "<text:s/></text:span><text:span text:style-name="T1001">+<text:s/></text:span><text:span text:style-name="T1002">smsMessage</text:span><text:span text:style-name="T1003">.getMessageBody();<text:line-break/><text:s text:c="16"/></text:span><text:span text:style-name="T1004">Toast</text:span><text:span text:style-name="T1005">.</text:span><text:span text:style-name="T1006">makeText</text:span><text:span text:style-name="T1007">(context,<text:s/></text:span><text:span text:style-name="T1008">msg</text:span><text:span text:style-name="T1009">,<text:s/></text:span><text:span text:style-name="T1010">Toast</text:span><text:span text:style-name="T1011">.</text:span><text:span text:style-name="T1012">LENGTH_SHORT</text:span><text:span text:style-name="T1013">).show();<text:line-break/><text:s text:c="12"/>}<text:line-break/><text:s text:c="8"/>}<text:line-break/><text:s text:c="4"/>}<text:line-break/>}</text:span></text:p>
      <text:p text:style-name="P16"><text:span text:style-name="T1014">Файл Element.java</text:span></text:p>
      <text:p text:style-name="P16"><text:span text:style-name="T1015">package<text:s/></text:span><text:span text:style-name="T1016">com.example.dialogsandbroadcasts</text:span><text:span text:style-name="T1017">;</text:span></text:p>
      <text:p text:style-name="P16"><text:span text:style-name="T1018"/></text:p>
      <text:p text:style-name="P16"><text:span text:style-name="T1019">public class<text:s/></text:span><text:span text:style-name="T1020">Element<text:s/></text:span><text:span text:style-name="T1021">{<text:line-break/><text:s text:c="4"/></text:span><text:span text:style-name="T1022">private int<text:s/></text:span><text:span text:style-name="T1023">number</text:span><text:span text:style-name="T1024">;<text:line-break/><text:s text:c="4"/></text:span><text:span text:style-name="T1025">private int<text:s/></text:span><text:span text:style-name="T1026">color</text:span><text:span text:style-name="T1027">;<text:line-break/><text:line-break/><text:s text:c="4"/></text:span><text:span text:style-name="T1028">public<text:s/></text:span><text:span text:style-name="T1029">Element</text:span><text:span text:style-name="T1030">(</text:span><text:span text:style-name="T1031">int<text:s/></text:span><text:span text:style-name="T1032">number,<text:s/></text:span><text:span text:style-name="T1033">int<text:s/></text:span><text:span text:style-name="T1034">color) {<text:line-break/><text:s text:c="8"/></text:span><text:span text:style-name="T1035">this</text:span><text:span text:style-name="T1036">.</text:span><text:span text:style-name="T1037">number<text:s/></text:span><text:span text:style-name="T1038">= number;<text:line-break/><text:s text:c="8"/></text:span><text:span text:style-name="T1039">this</text:span><text:span text:style-name="T1040">.</text:span><text:span text:style-name="T1041">color<text:s/></text:span><text:span text:style-name="T1042">= color;<text:line-break/><text:s text:c="4"/>}<text:line-break/><text:s text:c="4"/></text:span><text:span text:style-name="T1043">public int<text:s/></text:span><text:span text:style-name="T1044">getNumber</text:span><text:span text:style-name="T1045">() {<text:line-break/><text:s text:c="8"/></text:span><text:span text:style-name="T1046">return<text:s/></text:span><text:span text:style-name="T1047">number</text:span><text:span text:style-name="T1048">;<text:line-break/><text:s text:c="4"/>}<text:line-break/><text:line-break/><text:s text:c="4"/></text:span><text:span text:style-name="T1049">public int<text:s/></text:span><text:span text:style-name="T1050">getColor</text:span><text:span text:style-name="T1051">() {<text:line-break/><text:s text:c="8"/></text:span><text:span text:style-name="T1052">return<text:s/></text:span><text:span text:style-name="T1053">color</text:span><text:span text:style-name="T1054">;<text:line-break/><text:s text:c="4"/>}<text:line-break/>}</text:span></text:p>
      <text:p text:style-name="P16"><text:span text:style-name="T1054"/></text:p>
      <text:p text:style-name="P16"><text:span text:style-name="T1055">Файл MyListener.java </text:span></text:p>
      <text:p text:style-name="P16"><text:span text:style-name="T1056">package<text:s/></text:span><text:span text:style-name="T1057">com.example.dialogsandbroadcasts</text:span><text:span text:style-name="T1058">;<text:line-break/><text:line-break/></text:span><text:span text:style-name="T1059">public interface<text:s/></text:span><text:span text:style-name="T1060">MyListener<text:s/></text:span><text:span text:style-name="T1061">{<text:line-break/><text:s text:c="4"/></text:span><text:span text:style-name="T1062">void<text:s/></text:span><text:span text:style-name="T1063">onDialogResult</text:span><text:span text:style-name="T1064">(</text:span><text:span text:style-name="T1065">int<text:s/></text:span><text:span text:style-name="T1066">result);<text:line-break/><text:s text:c="4"/></text:span><text:span text:style-name="T1067">void<text:s/></text:span><text:span text:style-name="T1068">onAirplaneChange</text:span><text:span text:style-name="T1069">(</text:span><text:span text:style-name="T1070">boolean<text:s/></text:span><text:span text:style-name="T1071">isOn);<text:line-break/><text:s text:c="4"/></text:span><text:span text:style-name="T1072">void<text:s/></text:span><text:span text:style-name="T1073">onLowBattery</text:span><text:span text:style-name="T1074">();<text:line-break/><text:s text:c="4"/></text:span><text:span text:style-name="T1075">void<text:s/></text:span><text:span text:style-name="T1076">onCameraEvent</text:span><text:span text:style-name="T1077">();<text:line-break/>}</text:span></text:p>
      <text:p text:style-name="P16"><text:span text:style-name="T1078">Файл activity_main.xml</text:span></text:p>
      <text:p text:style-name="P16"><text:span text:style-name="T1079">&lt;?</text:span><text:span text:style-name="T1080">xml version</text:span><text:span text:style-name="T1081">="1.0"<text:s/></text:span><text:span text:style-name="T1082">encoding</text:span><text:span text:style-name="T1083">="utf-8"</text:span><text:span text:style-name="T1084">?&gt;<text:line-break/></text:span><text:span text:style-name="T1085">&lt;</text:span><text:span text:style-name="T1086">androidx.constraintlayout.widget.ConstraintLayout<text:s/></text:span><text:span text:style-name="T1087">xmlns:</text:span><text:span text:style-name="T1088">android</text:span><text:span text:style-name="T1089">="http://schemas.android.com/apk/res/android"<text:line-break/><text:s text:c="4"/></text:span><text:span text:style-name="T1090">xmlns:</text:span><text:span text:style-name="T1091">app</text:span><text:span text:style-name="T1092">="http://schemas.android.com/apk/res-auto"<text:line-break/><text:s text:c="4"/></text:span><text:span text:style-name="T1093">xmlns:</text:span><text:span text:style-name="T1094">tools</text:span><text:span text:style-name="T1095">="http://schemas.android.com/tools"<text:line-break/><text:s text:c="4"/></text:span><text:span text:style-name="T1096">android</text:span><text:span text:style-name="T1097">:layout_width</text:span><text:span text:style-name="T1098">="match_parent"<text:line-break/><text:s text:c="4"/></text:span><text:span text:style-name="T1099">android</text:span><text:span text:style-name="T1100">:layout_height</text:span><text:span text:style-name="T1101">="match_parent"<text:line-break/><text:s text:c="4"/></text:span><text:span text:style-name="T1102">tools</text:span><text:span text:style-name="T1103">:context</text:span><text:span text:style-name="T1104">=".MainActivity"</text:span><text:span text:style-name="T1105">&gt;<text:line-break/><text:line-break/><text:s text:c="4"/>&lt;</text:span><text:span text:style-name="T1106">Button<text:line-break/><text:s text:c="8"/></text:span><text:span text:style-name="T1107">android</text:span><text:span text:style-name="T1108">:id</text:span><text:span text:style-name="T1109">="@+id/button"<text:line-break/><text:s text:c="8"/></text:span><text:span text:style-name="T1110">android</text:span><text:span text:style-name="T1111">:layout_width</text:span><text:span text:style-name="T1112">="0dp"<text:line-break/><text:s text:c="8"/></text:span><text:span text:style-name="T1113">android</text:span><text:span text:style-name="T1114">:layout_height</text:span><text:span text:style-name="T1115">="wrap_content"<text:line-break/><text:s text:c="8"/></text:span><text:span text:style-name="T1116">android</text:span><text:span text:style-name="T1117">:text</text:span><text:span text:style-name="T1118">="</text:span><text:span text:style-name="T1119">Инфо"<text:line-break/><text:s text:c="8"/></text:span><text:span text:style-name="T1120">android</text:span><text:span text:style-name="T1121">:textSize</text:span><text:span text:style-name="T1122">="24sp"<text:line-break/><text:s text:c="8"/></text:span><text:span text:style-name="T1123">app</text:span><text:span text:style-name="T1124">:layout_constraintBottom_toBottomOf</text:span><text:span text:style-name="T1125">="parent"<text:line-break/><text:s text:c="8"/></text:span><text:span text:style-name="T1126">app</text:span><text:span text:style-name="T1127">:layout_constraintEnd_toEndOf</text:span><text:span text:style-name="T1128">="parent"<text:line-break/><text:s text:c="8"/></text:span><text:span text:style-name="T1129">app</text:span><text:span text:style-name="T1130">:layout_constraintStart_toStartOf</text:span><text:span text:style-name="T1131">="parent"<text:s/></text:span><text:span text:style-name="T1132">/&gt;<text:line-break/><text:line-break/><text:s text:c="4"/>&lt;</text:span><text:span text:style-name="T1133">androidx.recyclerview.widget.RecyclerView<text:line-break/><text:s text:c="8"/></text:span><text:span text:style-name="T1134">android</text:span><text:span text:style-name="T1135">:id</text:span><text:span text:style-name="T1136">="@+id/recycler"<text:line-break/><text:s text:c="8"/></text:span><text:span text:style-name="T1137">android</text:span><text:span text:style-name="T1138">:layout_width</text:span><text:span text:style-name="T1139">="match_parent"<text:line-break/><text:s text:c="8"/></text:span><text:span text:style-name="T1140">android</text:span><text:span text:style-name="T1141">:layout_height</text:span><text:span text:style-name="T1142">="match_parent"<text:s/></text:span><text:span text:style-name="T1143">/&gt;<text:line-break/><text:line-break/>&lt;/</text:span><text:span text:style-name="T1144">androidx.constraintlayout.widget.ConstraintLayout</text:span><text:span text:style-name="T1145">&gt;</text:span></text:p>
      <text:p text:style-name="P16"><text:span text:style-name="T1146"/></text:p>
      <text:p text:style-name="P16"><text:span text:style-name="T1147">Файл dialog_my.xml</text:span></text:p>
      <text:p text:style-name="P16"><text:span text:style-name="T1148">&lt;?</text:span><text:span text:style-name="T1149">xml version</text:span><text:span text:style-name="T1150">="1.0"<text:s/></text:span><text:span text:style-name="T1151">encoding</text:span><text:span text:style-name="T1152">="utf-8"</text:span><text:span text:style-name="T1153">?&gt;<text:line-break/></text:span><text:span text:style-name="T1154">&lt;</text:span><text:span text:style-name="T1155">androidx.constraintlayout.widget.ConstraintLayout<text:s/></text:span><text:span text:style-name="T1156">xmlns:</text:span><text:span text:style-name="T1157">android</text:span><text:span text:style-name="T1158">="http://schemas.android.com/apk/res/android"<text:line-break/><text:s text:c="4"/></text:span><text:span text:style-name="T1159">xmlns:</text:span><text:span text:style-name="T1160">app</text:span><text:span text:style-name="T1161">="http://schemas.android.com/apk/res-auto"<text:line-break/><text:s text:c="4"/></text:span><text:span text:style-name="T1162">android</text:span><text:span text:style-name="T1163">:layout_width</text:span><text:span text:style-name="T1164">="match_parent"<text:line-break/><text:s text:c="4"/></text:span><text:span text:style-name="T1165">android</text:span><text:span text:style-name="T1166">:layout_height</text:span><text:span text:style-name="T1167">="match_parent"<text:line-break/><text:s text:c="4"/></text:span><text:span text:style-name="T1168">android</text:span><text:span text:style-name="T1169">:background</text:span><text:span text:style-name="T1170">="#1FA89B"<text:line-break/><text:s text:c="4"/></text:span><text:span text:style-name="T1171">android</text:span><text:span text:style-name="T1172">:backgroundTint</text:span><text:span text:style-name="T1173">="#DD4242"<text:line-break/><text:s text:c="4"/></text:span><text:span text:style-name="T1174">android</text:span><text:span text:style-name="T1175">:backgroundTintMode</text:span><text:span text:style-name="T1176">="add"</text:span><text:span text:style-name="T1177">&gt;<text:line-break/><text:line-break/><text:s text:c="4"/>&lt;</text:span><text:span text:style-name="T1178">Button<text:line-break/><text:s text:c="8"/></text:span><text:span text:style-name="T1179">android</text:span><text:span text:style-name="T1180">:id</text:span><text:span text:style-name="T1181">="@+id/button2"<text:line-break/><text:s text:c="8"/></text:span><text:span text:style-name="T1182">android</text:span><text:span text:style-name="T1183">:layout_width</text:span><text:span text:style-name="T1184">="wrap_content"<text:line-break/><text:s text:c="8"/></text:span><text:span text:style-name="T1185">android</text:span><text:span text:style-name="T1186">:layout_height</text:span><text:span text:style-name="T1187">="wrap_content"<text:line-break/><text:s text:c="8"/></text:span><text:span text:style-name="T1188">android</text:span><text:span text:style-name="T1189">:text</text:span><text:span text:style-name="T1190">="Button"<text:line-break/><text:s text:c="8"/></text:span><text:span text:style-name="T1191">app</text:span><text:span text:style-name="T1192">:layout_constraintBottom_toBottomOf</text:span><text:span text:style-name="T1193">="parent"<text:line-break/><text:s text:c="8"/></text:span><text:span text:style-name="T1194">app</text:span><text:span text:style-name="T1195">:layout_constraintEnd_toEndOf</text:span><text:span text:style-name="T1196">="parent"<text:line-break/><text:s text:c="8"/></text:span><text:span text:style-name="T1197">app</text:span><text:span text:style-name="T1198">:layout_constraintStart_toStartOf</text:span><text:span text:style-name="T1199">="parent"<text:line-break/><text:s text:c="8"/></text:span><text:span text:style-name="T1200">app</text:span><text:span text:style-name="T1201">:layout_constraintTop_toTopOf</text:span><text:span text:style-name="T1202">="parent"<text:s/></text:span><text:span text:style-name="T1203">/&gt;<text:line-break/>&lt;/</text:span><text:span text:style-name="T1204">androidx.constraintlayout.widget.ConstraintLayout</text:span><text:span text:style-name="T1205">&gt;</text:span></text:p>
      <text:p text:style-name="P16"><text:span text:style-name="T1206">Файл element.xml</text:span></text:p>
      <text:p text:style-name="P16"><text:span text:style-name="T1207">&lt;?</text:span><text:span text:style-name="T1208">xml version</text:span><text:span text:style-name="T1209">="1.0"<text:s/></text:span><text:span text:style-name="T1210">encoding</text:span><text:span text:style-name="T1211">="utf-8"</text:span><text:span text:style-name="T1212">?&gt;<text:line-break/></text:span><text:span text:style-name="T1213">&lt;</text:span><text:span text:style-name="T1214">androidx.constraintlayout.widget.ConstraintLayout<text:line-break/><text:s text:c="4"/></text:span><text:span text:style-name="T1215">xmlns:</text:span><text:span text:style-name="T1216">android</text:span><text:span text:style-name="T1217">="http://schemas.android.com/apk/res/android"<text:line-break/><text:s text:c="4"/></text:span><text:span text:style-name="T1218">xmlns:</text:span><text:span text:style-name="T1219">app</text:span><text:span text:style-name="T1220">="http://schemas.android.com/apk/res-auto"<text:line-break/><text:s text:c="4"/></text:span><text:span text:style-name="T1221">android</text:span><text:span text:style-name="T1222">:layout_width</text:span><text:span text:style-name="T1223">="90dp"<text:line-break/><text:s text:c="4"/></text:span><text:span text:style-name="T1224">android</text:span><text:span text:style-name="T1225">:layout_height</text:span><text:span text:style-name="T1226">="90dp"</text:span><text:span text:style-name="T1227">&gt;<text:line-break/><text:line-break/><text:s text:c="4"/>&lt;</text:span><text:span text:style-name="T1228">ImageView<text:line-break/><text:s text:c="8"/></text:span><text:span text:style-name="T1229">android</text:span><text:span text:style-name="T1230">:id</text:span><text:span text:style-name="T1231">="@+id/background"<text:line-break/><text:s text:c="8"/></text:span><text:span text:style-name="T1232">android</text:span><text:span text:style-name="T1233">:layout_width</text:span><text:span text:style-name="T1234">="match_parent"<text:line-break/><text:s text:c="8"/></text:span><text:span text:style-name="T1235">android</text:span><text:span text:style-name="T1236">:layout_height</text:span><text:span text:style-name="T1237">="match_parent"<text:line-break/><text:s text:c="8"/></text:span><text:span text:style-name="T1238">android</text:span><text:span text:style-name="T1239">:src</text:span><text:span text:style-name="T1240">="@drawable/number_background"<text:s/></text:span><text:span text:style-name="T1241">/&gt;<text:line-break/><text:line-break/><text:s text:c="4"/>&lt;</text:span><text:span text:style-name="T1242">TextView<text:line-break/><text:s text:c="8"/></text:span><text:span text:style-name="T1243">android</text:span><text:span text:style-name="T1244">:id</text:span><text:span text:style-name="T1245">="@+id/number_value"<text:line-break/><text:s text:c="8"/></text:span><text:span text:style-name="T1246">android</text:span><text:span text:style-name="T1247">:layout_width</text:span><text:span text:style-name="T1248">="match_parent"<text:line-break/><text:s text:c="8"/></text:span><text:span text:style-name="T1249">android</text:span><text:span text:style-name="T1250">:layout_height</text:span><text:span text:style-name="T1251">="match_parent"<text:line-break/><text:s text:c="8"/></text:span><text:span text:style-name="T1252">android</text:span><text:span text:style-name="T1253">:gravity</text:span><text:span text:style-name="T1254">="center"<text:line-break/><text:s text:c="8"/></text:span><text:span text:style-name="T1255">android</text:span><text:span text:style-name="T1256">:textSize</text:span><text:span text:style-name="T1257">="36sp"<text:line-break/><text:s text:c="8"/></text:span><text:span text:style-name="T1258">android</text:span><text:span text:style-name="T1259">:translationZ</text:span><text:span text:style-name="T1260">="1dp"<text:line-break/><text:s text:c="8"/></text:span><text:span text:style-name="T1261">app</text:span><text:span text:style-name="T1262">:layout_constraintBottom_toBottomOf</text:span><text:span text:style-name="T1263">="parent"<text:line-break/><text:s text:c="8"/></text:span><text:span text:style-name="T1264">app</text:span><text:span text:style-name="T1265">:layout_constraintEnd_toEndOf</text:span><text:span text:style-name="T1266">="parent"<text:line-break/><text:s text:c="8"/></text:span><text:span text:style-name="T1267">app</text:span><text:span text:style-name="T1268">:layout_constraintStart_toStartOf</text:span><text:span text:style-name="T1269">="parent"<text:line-break/><text:s text:c="8"/></text:span><text:span text:style-name="T1270">app</text:span><text:span text:style-name="T1271">:layout_constraintTop_toTopOf</text:span><text:span text:style-name="T1272">="parent"<text:s/></text:span><text:span text:style-name="T1273">/&gt;<text:line-break/>&lt;/</text:span><text:span text:style-name="T1274">androidx.constraintlayout.widget.ConstraintLayout</text:span><text:span text:style-name="T1275">&gt;</text:span></text:p>
      <text:p text:style-name="P16"><draw:frame text:anchor-type="as-char" svg:width="55.07mm" svg:height="91.27mm" style:rel-width="scale" style:rel-height="scale"><draw:object-ole xlink:href="OleObj1"/><draw:image xlink:href="ObjectReplacements/OleObj1"/></draw:frame><draw:frame text:anchor-type="as-char" svg:width="57.49mm" svg:height="91.27mm" style:rel-width="scale" style:rel-height="scale"><draw:object-ole xlink:href="OleObj2"/><draw:image xlink:href="ObjectReplacements/OleObj2"/></draw:frame><draw:frame text:anchor-type="as-char" svg:width="57.57mm" svg:height="91.27mm" style:rel-width="scale" style:rel-height="scale"><draw:object-ole xlink:href="OleObj3"/><draw:image xlink:href="ObjectReplacements/OleObj3"/></draw:frame><draw:frame text:anchor-type="as-char" svg:width="56.29mm" svg:height="93.64mm" style:rel-width="scale" style:rel-height="scale"><draw:object-ole xlink:href="OleObj4"/><draw:image xlink:href="ObjectReplacements/OleObj4"/></draw:frame><text:span text:style-name="T1277"/></text:p>
      <text:p text:style-name="P16"><text:span text:style-name="T1277"/></text:p>
      <text:p text:style-name="P17"><text:span text:style-name="T1278">Висновок</text:span></text:p>
      <text:p text:style-name="P18"><text:span text:style-name="T1279">В ході виконання лабораторної роботи ми<text:s/></text:span><text:span text:style-name="T1280">навчилися коректно створювати діалогові вікна і показувати їх на екрані</text:span><text:span text:style-name="T1281">,<text:s/></text:span><text:span text:style-name="T1282">вивчили призначення механізму діалогових вікон.</text:span><text:span text:style-name="T128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